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3130354859471477186" text:style-name="L1">
        <text:list-item>
          <text:p text:style-name="P9">3:56.8</text:p>
        </text:list-item>
        <text:list-item>
          <text:p text:style-name="P9">3:53.8</text:p>
        </text:list-item>
        <text:list-item>
          <text:p text:style-name="P9">3:50.8</text:p>
        </text:list-item>
        <text:list-item>
          <text:p text:style-name="P9">3:47.8</text:p>
        </text:list-item>
        <text:list-item>
          <text:p text:style-name="P9">3:45.0</text:p>
        </text:list-item>
        <text:list-item>
          <text:p text:style-name="P9">3:42.2</text:p>
        </text:list-item>
        <text:list-item>
          <text:p text:style-name="P9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6"><text:soft-page-break/>Sat 6/4/16: <text:span text:style-name="T2">4.5 miles</text:span></text:p>
      <text:p text:style-name="P6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6"/>
      <text:p text:style-name="P6">Sun 6/5/16: <text:span text:style-name="T2">3 miles </text:span><text:s/></text:p>
      <text:p text:style-name="P6">I am tired from the workouts I had in the last 2 days. <text:s/>I ran 3 miles on hilly roads and grass in 34 minutes. </text:p>
      <text:p text:style-name="P6"/>
      <text:p text:style-name="P6">Mon 6/6/16: <text:span text:style-name="T2">4 miles</text:span></text:p>
      <text:p text:style-name="P6">I ran on the college track with Mark Ams.</text:p>
      <text:p text:style-name="P6">We warmed up with a mile. <text:s/>Then we ran 10x220yards with a 220 jog after each. </text:p>
      <text:p text:style-name="P6">The jogs took about 95 s each. <text:s/></text:p>
      <text:p text:style-name="P6">Average time for the 220's was 57.8 s. </text:p>
      <text:p text:style-name="P6">Jogged ½ mile</text:p>
      <text:p text:style-name="P6"/>
      <text:p text:style-name="P6">Tues 6/7/16 <text:span text:style-name="T2">3.6 miles</text:span></text:p>
      <text:p text:style-name="P6">I ran on the 1.09 mile loop around New Alexandria PA. It is down and then up hill.</text:p>
      <text:p text:style-name="P6">I jogged 0.17 miles, ran three loops averaging 8:48/mi and then jogged 0.17 miles. </text:p>
      <text:p text:style-name="P6"/>
      <text:p text:style-name="P6">Wed 6/8/16: <text:span text:style-name="T2">3 miles</text:span></text:p>
      <text:p text:style-name="P6">I ran 3 <text:s/>miles on hilly roads in New Alexandria running faster as I went. <text:s/>Average pace = 10:20/mi. <text:s/>Final mile in 8:43.</text:p>
      <text:p text:style-name="P6"/>
      <text:p text:style-name="P6">Thur 6/9/16: <text:span text:style-name="T2">7.7 miles</text:span></text:p>
      <text:p text:style-name="P6">In the morning I ran in New Alexandria. </text:p>
      <text:p text:style-name="P6">1 mile warmup in about 10:20</text:p>
      <text:p text:style-name="P6">8 x 0.2 miles on a hill with a 6.4% grade. <text:s/>I jogged mainly downhill 0.3 miles after each 0.2miles. <text:s/>The jogs took about 3 minutes each. <text:s/>The times on the 0.2 mile uphills where:</text:p>
      <text:list xml:id="list9140062258869247798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6">I felt better as I ran. <text:s/></text:p>
      <text:p text:style-name="P6">Jogged ½ mile warmdown.</text:p>
      <text:p text:style-name="P6">In the afternoon I walked 2.2 miles on the hilly West Penn Trail.</text:p>
      <text:p text:style-name="P6"><text:span text:style-name="T2"/>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09T15:48:17.32</dc:date>
    <dc:creator>James Lombardi</dc:creator>
    <meta:editing-duration>PT3H39M36S</meta:editing-duration>
    <meta:editing-cycles>25</meta:editing-cycles>
    <meta:document-statistic meta:table-count="0" meta:image-count="0" meta:object-count="0" meta:page-count="3" meta:paragraph-count="104" meta:word-count="1030" meta:character-count="5142"/>
  </office:meta>
</office:document-meta>
</file>